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05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9cm" svg:height="4.517cm" svg:x="1cm" svg:y="1cm">
          <draw:text-box>
            <text:p text:style-name="P1"><text:span text:style-name="T1">Class Player</text:span></text:p>
            <text:p text:style-name="P1"><text:span text:style-name="T2">int hunger;</text:span></text:p>
            <text:p text:style-name="P1"><text:span text:style-name="T2">int dehydration;</text:span></text:p>
            <text:p text:style-name="P1"><text:span text:style-name="T2">Vector2D *position;</text:span></text:p>
            <text:p text:style-name="P1"><text:span text:style-name="T2">Inventory *inventory;</text:span></text:p>
            <text:p text:style-name="P1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8T00:18:02.584895328</meta:creation-date>
    <dc:date>2020-05-08T00:22:52.418388644</dc:date>
    <meta:editing-duration>PT4M47S</meta:editing-duration>
    <meta:editing-cycles>6</meta:editing-cycles>
    <meta:generator>LibreOffice/6.2.8.2$Linux_X86_64 LibreOffice_project/20$Build-2</meta:generator>
    <meta:document-statistic meta:object-count="1"/>
  </office:meta>
</office:document-meta>
</file>